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60pt" officeooo:rsid="0008a9bf" officeooo:paragraph-rsid="0008a9bf" style:font-size-asian="60pt" style:font-size-complex="60pt"/>
    </style:style>
    <style:style style:name="P2" style:family="paragraph" style:parent-style-name="Standard">
      <style:text-properties style:font-name="Cantarell" fo:font-size="12pt" officeooo:rsid="0008a9bf" officeooo:paragraph-rsid="0008a9bf" style:font-size-asian="10.5pt" style:font-size-complex="12pt"/>
    </style:style>
    <style:style style:name="P3" style:family="paragraph" style:parent-style-name="Standard">
      <style:text-properties style:font-name="Cantarell" fo:font-size="12pt" officeooo:rsid="000a0401" officeooo:paragraph-rsid="000a0401" style:font-size-asian="10.5pt" style:font-size-complex="12pt"/>
    </style:style>
    <style:style style:name="P4" style:family="paragraph" style:parent-style-name="Standard">
      <style:text-properties style:font-name="Cantarell" fo:font-size="60pt" officeooo:rsid="000b5a28" officeooo:paragraph-rsid="000b5a28" style:font-size-asian="60pt" style:font-size-complex="6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B C D E F G H I J K L M N O P Q R S T U V W X Y Z</text:p>
      <text:p text:style-name="P2"/>
      <text:p text:style-name="P3">Cantarell 60</text:p>
      <text:p text:style-name="P3"/>
      <text:p text:style-name="P4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5:27:27.097978926</meta:creation-date>
    <dc:date>2015-11-24T20:15:59.535190256</dc:date>
    <meta:editing-duration>PT11M45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9" meta:character-count="67" meta:non-whitespace-character-count="41"/>
  </office:meta>
</office:document-meta>
</file>